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1</text:p>
      <text:p text:style-name="Standard"/>
      <text:p text:style-name="Standard">SPEECH:</text:p>
      <text:p text:style-name="Standard">Held in search button, which brought up a list of of suggestions</text:p>
      <text:p text:style-name="Standard"><text:tab/>Does Google Voice Search by default! Doesn't send any info to the app</text:p>
      <text:p text:style-name="Standard"/>
      <text:p text:style-name="Standard">Replying to received message:</text:p>
      <text:p text:style-name="Standard"><text:tab/>Mistake: When replying, didn't use command word; just said “Hey man”</text:p>
      <text:p text:style-name="Standard"><text:tab/>Second try successful.</text:p>
      <text:p text:style-name="Standard"/>
      <text:p text:style-name="Standard">Sending message:</text:p>
      <text:p text:style-name="Standard"><text:tab/>First try: when given command “Send” application appended “Ben” to text already entered.</text:p>
      <text:p text:style-name="Standard"><text:tab/>Second<text:tab/> try successful.</text:p>
      <text:p text:style-name="Standard"/>
      <text:p text:style-name="Standard">Toggling headphone option:</text:p>
      <text:p text:style-name="Standard"><text:tab/>Mistake: said “headphone on”</text:p>
      <text:p text:style-name="Standard"><text:tab/>Second attempt: successful. Said “headphones”</text:p>
      <text:p text:style-name="Standard"/>
      <text:p text:style-name="Standard">Deferring message:</text:p>
      <text:p text:style-name="Standard"><text:tab/>First try: successful. Said “Ignore.”</text:p>
      <text:p text:style-name="Standard"/>
      <text:p text:style-name="Standard"/>
      <text:p text:style-name="Horizontal_20_Line"/>
      <text:p text:style-name="Standard">GUI:</text:p>
      <text:p text:style-name="Standard">Deferring message:</text:p>
      <text:p text:style-name="Standard"><text:tab/>First try: successful. Pressed “Ignore” button.</text:p>
      <text:p text:style-name="Standard"/>
      <text:p text:style-name="Standard">Has not used an Android phone previously.</text:p>
      <text:p text:style-name="Standard"/>
      <text:p text:style-name="Standard">Composing a new message:</text:p>
      <text:p text:style-name="Standard"><text:tab/>First try: successful. Sent message “Hi.” Entered via physical keyboard.</text:p>
      <text:p text:style-name="Standard"><text:tab/>BUG: Landscape “Read” and “Send” buttons not displaying properly still.</text:p>
      <text:p text:style-name="Standard"/>
      <text:p text:style-name="Standard">Toggling headphones option:</text:p>
      <text:p text:style-name="Standard"><text:tab/>First try: successf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8:41:37</meta:creation-date>
    <dc:date>2010-10-28T18:57:51</dc:date>
    <dc:creator>Jim Dudish</dc:creator>
    <meta:editing-duration>PT00H16M16S</meta:editing-duration>
    <meta:editing-cycles>10</meta:editing-cycles>
    <meta:generator>OpenOffice.org/3.2$Unix OpenOffice.org_project/320m18$Build-9502</meta:generator>
    <meta:document-statistic meta:table-count="0" meta:image-count="0" meta:object-count="0" meta:page-count="1" meta:paragraph-count="24" meta:word-count="139" meta:character-count="884"/>
  </office:meta>
</office:document-meta>
</file>